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1201in"/>
    </style:style>
    <style:style style:name="co2" style:family="table-column">
      <style:table-column-properties fo:break-before="auto" style:column-width="8.5839in"/>
    </style:style>
    <style:style style:name="co3" style:family="table-column">
      <style:table-column-properties fo:break-before="auto" style:column-width="22.8346in"/>
    </style:style>
    <style:style style:name="co4" style:family="table-column">
      <style:table-column-properties fo:break-before="auto" style:column-width="0.8902in"/>
    </style:style>
    <style:style style:name="ro1" style:family="table-row">
      <style:table-row-properties style:row-height="0.3398in" fo:break-before="auto" style:use-optimal-row-height="true"/>
    </style:style>
    <style:style style:name="ro2" style:family="table-row">
      <style:table-row-properties style:row-height="0.9535in" fo:break-before="auto" style:use-optimal-row-height="true"/>
    </style:style>
    <style:style style:name="ro3" style:family="table-row">
      <style:table-row-properties style:row-height="1.2638in" fo:break-before="auto" style:use-optimal-row-height="true"/>
    </style:style>
    <style:style style:name="ro4" style:family="table-row">
      <style:table-row-properties style:row-height="0.5591in" fo:break-before="auto" style:use-optimal-row-height="true"/>
    </style:style>
    <style:style style:name="ro5" style:family="table-row">
      <style:table-row-properties style:row-height="0.6425in" fo:break-before="auto" style:use-optimal-row-height="true"/>
    </style:style>
    <style:style style:name="ro6" style:family="table-row">
      <style:table-row-properties style:row-height="0.6634in" fo:break-before="auto" style:use-optimal-row-height="true"/>
    </style:style>
    <style:style style:name="ro7" style:family="table-row">
      <style:table-row-properties style:row-height="1.5752in" fo:break-before="auto" style:use-optimal-row-height="true"/>
    </style:style>
    <style:style style:name="ro8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d7d7"/>
      <style:text-properties fo:font-size="20pt" style:font-size-asian="20pt" style:font-size-complex="20pt"/>
    </style:style>
    <style:style style:name="ce2" style:family="table-cell" style:parent-style-name="Default">
      <style:text-properties fo:font-size="20pt" style:font-size-asian="20pt" style:font-size-complex="20pt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normal" style:font-name-complex="Tahoma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Liberation Serif" fo:font-size="20pt" style:font-name-asian="Segoe UI" style:font-size-asian="20pt" style:font-name-complex="Tahoma" style:font-size-complex="20pt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normal" style:font-name-complex="Tahoma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normal" style:font-name-complex="Tahoma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8pt" style:language-asian="zh" style:country-asian="CN" style:font-style-asian="normal" style:font-weight-asian="normal" style:font-name-complex="Tahoma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21pt" style:language-asian="zh" style:country-asian="CN" style:font-style-asian="normal" style:font-weight-asian="normal" style:font-name-complex="Tahoma" style:font-size-complex="2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6381" table:default-cell-style-name="ce2"/>
        <table:table-row table:style-name="ro1">
          <table:table-cell table:style-name="ce1" office:value-type="string" calcext:value-type="string">
            <text:p>word</text:p>
          </table:table-cell>
          <table:table-cell table:style-name="ce1" office:value-type="string" calcext:value-type="string">
            <text:p>replace</text:p>
          </table:table-cell>
          <table:table-cell table:style-name="ce1" office:value-type="string" calcext:value-type="string">
            <text:p>sentence</text:p>
          </table:table-cell>
          <table:table-cell table:style-name="ce1" table:number-columns-repeated="16381"/>
        </table:table-row>
        <table:table-row table:style-name="ro1">
          <table:table-cell office:value-type="string" calcext:value-type="string">
            <text:p>very valuable</text:p>
          </table:table-cell>
          <table:table-cell office:value-type="string" calcext:value-type="string">
            <text:p>Invaluable</text:p>
          </table:table-cell>
          <table:table-cell office:value-type="string" calcext:value-type="string">
            <text:p>The education that students gain at university is invaluabl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very important</text:p>
          </table:table-cell>
          <table:table-cell office:value-type="string" calcext:value-type="string">
            <text:p>paramount</text:p>
          </table:table-cell>
          <table:table-cell office:value-type="string" calcext:value-type="string">
            <text:p>Education is paramount to successful career; It is of paramount importance that the government ensure that all citizens have access to educatio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large/big</text:p>
          </table:table-cell>
          <table:table-cell office:value-type="string" calcext:value-type="string">
            <text:p>Significant</text:p>
          </table:table-cell>
          <table:table-cell office:value-type="string" calcext:value-type="string">
            <text:p>A significant proportion of the population can not afford university fees without government support;There has been a significant effort to reduce carbon emissions 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if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If the government provides scholarships and financial aid, more young people will be able to attend the university <text:s text:c="2"/>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Essential element</text:p>
          </table:table-cell>
          <table:table-cell office:value-type="string" calcext:value-type="string">
            <text:p>part and parce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he arrival of a notable thing/person;appearance</text:p>
          </table:table-cell>
          <table:table-cell office:value-type="string" calcext:value-type="string">
            <text:p>advent</text:p>
          </table:table-cell>
          <table:table-cell table:style-name="ce6" office:value-type="string" calcext:value-type="string">
            <text:p>The advent of sophisticated modern technology; The advent of smartphones has revolutionized the way people communicate and access information; With the advent of renewable energy technologies, the world is moving toward a more sustainable future 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Former</text:p>
          </table:table-cell>
          <table:table-cell/>
          <table:table-cell office:value-type="string" calcext:value-type="string">
            <text:p>former view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 strongly advocate</text:p>
          </table:table-cell>
          <table:table-cell/>
          <table:table-cell table:style-name="ce8" office:value-type="string" calcext:value-type="string">
            <text:p>I strongly advocate for workplace diversity and inclusion, as it fosters innovation and creates a more equitable environment for all employees;I strongly advocate for the implementation of renewable energy sources to combat climate change and reduce our dependence on fossil fuels ; I strongly advocate for equal access to quality education, as it is a fundamental right that empowers individuals and strengthens communities 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o demonstrate points and prove arguments</text:p>
          </table:table-cell>
          <table:table-cell table:number-columns-repeated="16383"/>
        </table:table-row>
        <table:table-row table:style-name="ro3">
          <table:table-cell office:value-type="string" calcext:value-type="string">
            <text:p>On the one hand there is ample, powerful, almost daily evidence that </text:p>
          </table:table-cell>
          <table:table-cell/>
          <table:table-cell table:style-name="ce8" office:value-type="string" calcext:value-type="string">
            <text:p>On the one hand, there is ample, powerful, almost daily evidence that social media platforms have a profound impact on public opinion, shaping political discourse and cultural trends;On the one hand, there is ample, powerful, almost daily evidence that social media platforms have a profound impact on public opinion, shaping political discourse and cultural trends;On the one hand, there is ample, powerful, almost daily evidence that climate change is accelerating, with rising global temperatures and more frequent extreme weather events;On the one hand, there is ample, powerful, almost daily evidence that economic inequality is widening, with a growing gap between the wealthiest individuals and the rest of the population 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etrimenta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an result in </text:p>
          </table:table-cell>
          <table:table-cell/>
          <table:table-cell table:style-name="ce6" office:value-type="string" calcext:value-type="string">
            <text:p>which can result in people feeling more isolated from the society; A lack of preparation can result in poor performance during important presentations;Skipping breakfast could result in lower energy levels throughout the day 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an result from </text:p>
          </table:table-cell>
          <table:table-cell/>
          <table:table-cell table:style-name="ce8" office:value-type="string" calcext:value-type="string">
            <text:p>Environmental damage could result from excessive use of non-biodegradable materials ; Health issues could result from a lack of regular exercise and poor diet 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he central reason behind this is twofold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educe … dramatically</text:p>
          </table:table-cell>
          <table:table-cell/>
          <table:table-cell office:value-type="string" calcext:value-type="string">
            <text:p>have reduced face-to-face interactions dramaticall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Though the use of …., yet</text:p>
          </table:table-cell>
          <table:table-cell/>
          <table:table-cell table:style-name="ce9" office:value-type="string" calcext:value-type="string">
            <text:p>Though the use of online learning platforms has made education more accessible, yet it cannot fully replace the value of in-person classroom interactions;Though the use of advanced technology has simplified many tasks, yet it has also led to increased dependency on machines;Though the use of renewable energy sources is increasing globally, yet fossil fuels continue to dominate the energy market 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edentary lifestyle</text:p>
          </table:table-cell>
          <table:table-cell office:value-type="string" calcext:value-type="string">
            <text:p>sitting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epend on such …. is built up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Which may have damaging effect on … and encourag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ecent scientific research by …. demonstrated tha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instate of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s a result it is conclusively clear that 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dvancement</text:p>
          </table:table-cell>
          <table:table-cell office:value-type="string" calcext:value-type="string">
            <text:p>development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n the other hand</text:p>
          </table:table-cell>
          <table:table-cell/>
          <table:table-cell office:value-type="string" calcext:value-type="string">
            <text:p>On the other hand, Although there are significant downsides to …., it’s multifold advantages can not be denied 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No geographical barriers 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re able to share… whenever and whereve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keeping a feeling</text:p>
          </table:table-cell>
          <table:table-cell office:value-type="string" calcext:value-type="string">
            <text:p>hold on</text:p>
          </table:table-cell>
          <table:table-cell office:value-type="string" calcext:value-type="string">
            <text:p>keeping a feeling of proximity and closenes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n extensive study by …. illustrated that </text:p>
          </table:table-cell>
          <table:table-cell table:number-columns-repeated="16383"/>
        </table:table-row>
        <table:table-row table:style-name="ro4">
          <table:table-cell office:value-type="string" calcext:value-type="string">
            <text:p>are less likely to experience </text:p>
          </table:table-cell>
          <table:table-cell/>
          <table:table-cell table:style-name="ce5" office:value-type="string" calcext:value-type="string">
            <text:p>Individuals with a strong social support network are less likely to experience feelings of loneliness or depression;People who maintain a healthy diet and exercise regularly are less likely to experience chronic illnesses such as diabetes or heart disease 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han those who do no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onsistent with the line of thinking is that 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ble to benefit from … by holding</text:p>
          </table:table-cell>
          <table:table-cell/>
          <table:table-cell table:style-name="ce5" office:value-type="string" calcext:value-type="string">
            <text:p>Individuals are able to benefit from improved mental health by holding onto positive habits like regular exercise and mindfulness 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From the arguments and examples given I firmly believe that 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dvanced enormously due to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Many...have….the importance of</text:p>
          </table:table-cell>
          <table:table-cell/>
          <table:table-cell table:style-name="ce8" office:value-type="string" calcext:value-type="string">
            <text:p>Many experts have emphasized the importance of early childhood education in shaping future success ; Many studies have highlighted the importance of regular exercise for maintaining physical and mental health ; Many businesses have realized the importance of adapting to digital transformation in today’s competitive market </text:p>
          </table:table-cell>
          <table:table-cell table:number-columns-repeated="16381"/>
        </table:table-row>
        <table:table-row table:style-name="ro3">
          <table:table-cell office:value-type="string" calcext:value-type="string">
            <text:p>To my mind, there is now convincing evidence that…</text:p>
          </table:table-cell>
          <table:table-cell/>
          <table:table-cell table:style-name="ce8" office:value-type="string" calcext:value-type="string">
            <text:p>To my mind, there is now convincing evidence that early childhood education has long-term benefits for cognitive development;To my mind, there is now convincing evidence that climate change is accelerating due to human activities ; To my mind, there is now convincing evidence that regular exercise significantly improves mental health; To my mind, there is now convincing evidence that technology is reshaping the way we learn and communicate </text:p>
            <text:p/>
          </table:table-cell>
          <table:table-cell table:number-columns-repeated="16381"/>
        </table:table-row>
        <table:table-row table:style-name="ro5">
          <table:table-cell office:value-type="string" calcext:value-type="string">
            <text:p>...Require …. to perform…</text:p>
          </table:table-cell>
          <table:table-cell/>
          <table:table-cell table:style-name="ce8" office:value-type="string" calcext:value-type="string">
            <text:p>The job may require you to perform tasks under tight deadlines ; The experiment will require the team to perform precise measurements</text:p>
            <text:p/>
          </table:table-cell>
          <table:table-cell table:number-columns-repeated="16381"/>
        </table:table-row>
        <table:table-row table:style-name="ro1">
          <table:table-cell table:style-name="ce4" office:value-type="string" calcext:value-type="string">
            <text:p>To begin with </text:p>
          </table:table-cell>
          <table:table-cell table:number-columns-repeated="16383"/>
        </table:table-row>
        <table:table-row table:style-name="ro6">
          <table:table-cell table:style-name="ce4" office:value-type="string" calcext:value-type="string">
            <text:p>...enable...to obtain</text:p>
          </table:table-cell>
          <table:table-cell/>
          <table:table-cell table:style-name="ce13" office:value-type="string" calcext:value-type="string">
            <text:p>Online learning platforms enable students to obtain certifications from top institutions worldwide ; Advanced technology in agriculture enables farmers to obtain higher crop yields with fewer resources ; A strong professional network can enable individuals to obtain valuable career opportunities 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...allow ...to refine</text:p>
          </table:table-cell>
          <table:table-cell/>
          <table:table-cell table:style-name="ce6" office:value-type="string" calcext:value-type="string">
            <text:p>Peer reviews allow writers to refine their work and eliminate errors before publication ; Peer reviews allow writers to refine their work and eliminate errors before publication </text:p>
          </table:table-cell>
          <table:table-cell table:number-columns-repeated="16381"/>
        </table:table-row>
        <table:table-row table:style-name="ro5">
          <table:table-cell office:value-type="string" calcext:value-type="string">
            <text:p>...than … who are not</text:p>
          </table:table-cell>
          <table:table-cell/>
          <table:table-cell table:style-name="ce8" office:value-type="string" calcext:value-type="string">
            <text:p>Children who read frequently usually have a larger vocabulary than those who are not exposed to books;Students who participate in extracurricular activities often develop stronger time management skills than those who are not involved ; Individuals who maintain a balanced diet are generally healthier than those who are not mindful of their eating habits 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herefore, it is certain the case that</text:p>
          </table:table-cell>
          <table:table-cell/>
          <table:table-cell table:style-name="ce6" office:value-type="string" calcext:value-type="string">
            <text:p>All the evidence points to the suspect's involvement in the crime. therefore, it is certain the case that they will face charges ; The team has won every match this season. therefore, it is certain the case that they are the strongest contenders for the championship 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In conclusion, I strongly agree with the notion that…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Will take grater measures …. to ensure that…</text:p>
          </table:table-cell>
          <table:table-cell/>
          <table:table-cell table:style-name="ce8" office:value-type="string" calcext:value-type="string">
            <text:p>The government will take greater measures to ensure that public health guidelines are followed during the pandemic ; Parents will take greater measures to ensure that their children are protected from online threats ; Schools will take greater measures to ensure that students have access to mental health resources</text:p>
            <text:p/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incredible opportunities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...can provide...with…</text:p>
          </table:table-cell>
          <table:table-cell/>
          <table:table-cell table:style-name="ce8" office:value-type="string" calcext:value-type="string">
            <text:p>Regular exercise can provide individuals with improved physical health and mental well-being;Online platforms can provide students with access to a wide range of educational resources ; Renewable energy sources can provide cities with sustainable solutions to reduce carbon emissions 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It is important to bear in mind that 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Despite ...to be gained ...also face…</text:p>
          </table:table-cell>
          <table:table-cell/>
          <table:table-cell table:style-name="ce6" office:value-type="string" calcext:value-type="string">
            <text:p>Despite the significant progress to be gained from technological advancements, many industries also face challenges related to workforce adaptation and job displacement ; Despite the knowledge to be gained from studying abroad, students also face cultural and language barriers that can hinder their experience ; Despite the potential benefits to be gained from renewable energy adoption, governments also face resistance from industries reliant on fossil fuels 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Despite some potentially serious … , it is predict that </text:p>
          </table:table-cell>
          <table:table-cell/>
          <table:table-cell table:style-name="ce5" office:value-type="string" calcext:value-type="string">
            <text:p>Despite some potentially serious economic challenges, it is predicted that global markets will stabilize by the end of the year;Despite some potentially serious environmental concerns, it is predicted that renewable energy adoption will continue to rise 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This is largely due to the fact that…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expenditure</text:p>
          </table:table-cell>
          <table:table-cell office:value-type="string" calcext:value-type="string">
            <text:p>action of spending fund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reeminent</text:p>
          </table:table-cell>
          <table:table-cell office:value-type="string" calcext:value-type="string">
            <text:p>best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cuperate</text:p>
          </table:table-cell>
          <table:table-cell office:value-type="string" calcext:value-type="string">
            <text:p>recover; get bett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...have a lot of gain...but only if…</text:p>
          </table:table-cell>
          <table:table-cell/>
          <table:table-cell table:style-name="ce8" office:value-type="string" calcext:value-type="string">
            <text:p>Humanity has a lot to gain from mitigating climate change, but only if collective action is taken now to reduce emissions and protect ecosystems;Students have a lot to gain from participating in extracurricular activities, but only if they manage their time effectively to balance academics and commitments ; Agriculture has a lot to gain from sustainable practices, but only if farmers are equipped with the knowledge and resources to implement them effectively </text:p>
          </table:table-cell>
          <table:table-cell table:number-columns-repeated="16381"/>
        </table:table-row>
        <table:table-row table:style-name="ro5">
          <table:table-cell office:value-type="string" calcext:value-type="string">
            <text:p>...than ever before since …</text:p>
          </table:table-cell>
          <table:table-cell/>
          <table:table-cell table:style-name="ce8" office:value-type="string" calcext:value-type="string">
            <text:p>Businesses are adapting to remote work models more than ever before since advancements in communication tools made it feasible;Technology has made it easier than ever before since the invention of the internet to connect with people across the globe ; Environmental awareness has grown significantly than ever before since the impacts of climate change became more visible </text:p>
          </table:table-cell>
          <table:table-cell table:number-columns-repeated="16381"/>
        </table:table-row>
        <table:table-row table:style-name="ro5">
          <table:table-cell office:value-type="string" calcext:value-type="string">
            <text:p>...could undermine the reliability...as a result of…</text:p>
          </table:table-cell>
          <table:table-cell/>
          <table:table-cell table:style-name="ce8" office:value-type="string" calcext:value-type="string">
            <text:p>The loss of biodiversity could undermine the reliability of natural carbon sinks, as a result of deforestation and habitat destruction ; Rising global temperatures could undermine the reliability of agricultural systems, as a result of unpredictable weather patterns and prolonged droughts </text:p>
          </table:table-cell>
          <table:table-cell table:number-columns-repeated="16381"/>
        </table:table-row>
        <table:table-row table:style-name="ro5">
          <table:table-cell office:value-type="string" calcext:value-type="string">
            <text:p>...could face...should they be fully[=if they should be fully]…</text:p>
          </table:table-cell>
          <table:table-cell/>
          <table:table-cell table:style-name="ce8" office:value-type="string" calcext:value-type="string">
            <text:p>Residents could face health risks should they be fully exposed to the contaminated water supply;Employees could face significant challenges should they be fully transitioned to remote work without adequate training ; Students could face difficulties in keeping up with the curriculum should they be fully shifted to online learning platforms 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...in use depend on …</text:p>
          </table:table-cell>
          <table:table-cell/>
          <table:table-cell table:style-name="ce8" office:value-type="string" calcext:value-type="string">
            <text:p>The adoption rate of renewable energy systems in use depends on public awareness, policy support, and the willingness of industries to transition from fossil fuels;The efficiency of renewable energy systems in use depends on factors such as weather conditions, geographic location, and technological advancements ; The environmental impact of renewable energy technologies in use depends on how sustainably they are manufactured, installed, and maintained 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eplete</text:p>
          </table:table-cell>
          <table:table-cell office:value-type="string" calcext:value-type="string">
            <text:p>To greatly reduce</text:p>
          </table:table-cell>
          <table:table-cell office:value-type="string" calcext:value-type="string">
            <text:p>Oil is deplete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...since...whereas</text:p>
          </table:table-cell>
          <table:table-cell/>
          <table:table-cell table:style-name="ce8" office:value-type="string" calcext:value-type="string">
            <text:p>Since renewable energy technologies have advanced, their adoption has grown, whereas fossil fuel consumption remains high in many parts of the world;Since the industrial revolution, carbon emissions have increased dramatically, whereas efforts to reduce them have been inconsistent across countrie;Since the new policy was implemented, productivity has increased significantly, whereas employee satisfaction has noticeably declined ; Since the weather was perfect, we decided to go for a hike, whereas our friends chose to stay indoors and watch movies 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...can be mitigate by …</text:p>
          </table:table-cell>
          <table:table-cell/>
          <table:table-cell table:style-name="ce8" office:value-type="string" calcext:value-type="string">
            <text:p>Financial losses during economic downturns can be mitigated by diversifying investments and maintaining an emergency fund;The negative effects of stress on mental health can be mitigated by practicing mindfulness and maintaining a balanced lifestyle;The risks associated with climate change can be mitigated by adopting sustainable practices and reducing carbon emissions ; The impact of cyberattacks can be mitigated by implementing robust security measures and regularly updating software 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oponents of … claim that …</text:p>
          </table:table-cell>
          <table:table-cell/>
          <table:table-cell table:style-name="ce8" office:value-type="string" calcext:value-type="string">
            <text:p>Proponents of universal basic income claim that providing a fixed income to all citizens can alleviate poverty and reduce economic inequality;Proponents of renewable energy claim that transitioning to solar and wind power can significantly reduce greenhouse gas emissions and combat climate change ; Proponents of plant-based diets claim that reducing meat consumption can improve personal health and lessen the environmental impact of food production 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While many may believe that… in fact, the only … both…</text:p>
          </table:table-cell>
          <table:table-cell/>
          <table:table-cell table:style-name="ce6" office:value-type="string" calcext:value-type="string">
            <text:p>While many may believe that success is solely determined by talent, in fact, the only true path to achievement often involves both hard work and perseverance ; While many may believe that happiness comes from material wealth, in fact, the only lasting joy is found in both meaningful relationships and personal fulfillment ; While many may believe that technology alone can solve environmental issues, in fact, the only effective solution requires both innovation and behavioral change ; While many may believe that a healthy lifestyle is only about diet, in fact, the only way to achieve true wellness is through both nutrition and regular exercise ; While many may believe that leadership is an innate quality, in fact, the only way to become a great leader is through both experience and continuous learning 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he debate over …. is difficult due to the various viewpoints each party holds on….</text:p>
          </table:table-cell>
          <table:table-cell/>
          <table:table-cell table:style-name="ce6" office:value-type="string" calcext:value-type="string">
            <text:p>The debate over healthcare policy is difficult due to the various viewpoints each party holds on government involvement and individual choice ; The debate over climate change legislation is difficult due to the various viewpoints each party holds on economic impact and environmental urgency ; The debate over immigration reform is difficult due to the various viewpoints each party holds regarding border security and humanitarian concerns 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The question of … moreover whether…</text:p>
          </table:table-cell>
          <table:table-cell/>
          <table:table-cell table:style-name="ce8" office:value-type="string" calcext:value-type="string">
            <text:p>The question of artificial intelligence's impact on jobs is increasingly relevant; moreover, whether automation will lead to widespread unemployment is still under debate;The question of climate change remains urgent; moreover, whether global policies will be effective in reducing emissions is still uncertain ; The question of education reform is gaining attention; moreover, whether new policies will improve student outcomes remains to be seen </text:p>
          </table:table-cell>
          <table:table-cell table:number-columns-repeated="16381"/>
        </table:table-row>
        <table:table-row table:style-name="ro7">
          <table:table-cell office:value-type="string" calcext:value-type="string">
            <text:p>...enforce the action making …</text:p>
          </table:table-cell>
          <table:table-cell/>
          <table:table-cell table:style-name="ce8" office:value-type="string" calcext:value-type="string">
            <text:p>The central bank is working to enforce the action, making it easier for low-income families to open bank accounts without high fees;To promote financial inclusion, policymakers must enforce the action, making digital banking solutions available in remote areas;Financial institutions are working to enforce the action, making e-banking platforms more accessible and user-friendly for all age groups;To combat global warming, we need policies that enforce the action, making renewable energy sources more accessible to all ; Governments must act decisively to enforce the action, making carbon emissions reduction a global priority; International agreements aim to enforce the action, making climate change mitigation mandatory for all participating countries; The bank plans to enforce the action, making e-banking transactions faster and more secure through blockchain technology </text:p>
          </table:table-cell>
          <table:table-cell table:number-columns-repeated="16381"/>
        </table:table-row>
        <table:table-row table:style-name="ro3">
          <table:table-cell office:value-type="string" calcext:value-type="string">
            <text:p>...it is quite possible to encounter more serious problem…</text:p>
          </table:table-cell>
          <table:table-cell/>
          <table:table-cell table:style-name="ce8" office:value-type="string" calcext:value-type="string">
            <text:p>In financial inclusion efforts, it is quite possible to encounter more serious problems if access to banking services is not expanded to underserved communities;Without proper financial education, it is quite possible to encounter more serious problems such as increased debt and financial instability among low-income groups ; If digital payment systems are not made secure, it is quite possible to encounter more serious problems like fraud and identity theft in financial inclusion programs ; It is quite possible to encounter more serious problems with financial inclusion if policies do not adequately address the unique needs of rural or marginalized populations </text:p>
          </table:table-cell>
          <table:table-cell table:number-columns-repeated="16381"/>
        </table:table-row>
        <table:table-row table:style-name="ro3">
          <table:table-cell office:value-type="string" calcext:value-type="string">
            <text:p>...so as to enforce …</text:p>
          </table:table-cell>
          <table:table-cell office:value-type="string" calcext:value-type="string">
            <text:p>in order to </text:p>
          </table:table-cell>
          <table:table-cell table:style-name="ce8" office:value-type="string" calcext:value-type="string">
            <text:p>Regulators need to create a secure framework for digital payments so as to enforce trust and safety in the financial inclusion process;Governments should implement policies that promote financial literacy so as to enforce responsible money management practices among low-income populations ; Microfinance programs are designed to offer small loans so as to enforce financial inclusion and stimulate economic growth in developing regions; Countries are adopting new policies to protect natural ecosystems so as to enforce biodiversity conservation and prevent further environmental degradation 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egradation</text:p>
          </table:table-cell>
          <table:table-cell office:value-type="string" calcext:value-type="string">
            <text:p>loss of self-respe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...to be recognized and dealt with…</text:p>
          </table:table-cell>
          <table:table-cell/>
          <table:table-cell table:style-name="ce8" office:value-type="string" calcext:value-type="string">
            <text:p>The growing frequency of extreme weather events must be recognized and dealt with through resilient infrastructure and emergency response systems;The impacts of rising sea levels need to be recognized and dealt with through comprehensive coastal planning ; The loss of biodiversity due to climate change should be recognized and dealt with by implementing stronger conservation policies </text:p>
          </table:table-cell>
          <table:table-cell table:number-columns-repeated="16381"/>
        </table:table-row>
        <table:table-row table:style-name="ro5">
          <table:table-cell office:value-type="string" calcext:value-type="string">
            <text:p>Failure to do either of these could result in …</text:p>
          </table:table-cell>
          <table:table-cell/>
          <table:table-cell table:style-name="ce8" office:value-type="string" calcext:value-type="string">
            <text:p>Failure to do either of these could result in increased global temperatures, leading to more severe weather patterns;Failure to do either of these could result in the loss of critical biodiversity, weakening natural systems that sustain life ; Failure to do either of these could result in economic instability, as industries struggle to adapt to climate-related disruptions </text:p>
          </table:table-cell>
          <table:table-cell table:number-columns-repeated="16381"/>
        </table:table-row>
        <table:table-row table:style-name="ro3">
          <table:table-cell office:value-type="string" calcext:value-type="string">
            <text:p>Therefore, it is critical that both type of behaviour </text:p>
          </table:table-cell>
          <table:table-cell office:value-type="string" calcext:value-type="string">
            <text:p>it is very important to recognize and address</text:p>
          </table:table-cell>
          <table:table-cell table:style-name="ce8" office:value-type="string" calcext:value-type="string">
            <text:p>Therefore, it is critical that both types of behavior are recognized in policy development, so that financial products and services can be designed to meet the unique needs of different populations;Therefore, it is critical that both types of behavior are recognized, to bridge the gap between formal and informal financial systems and promote inclusive economic growth;Therefore, it is critical that both types of behavior are recognized and addressed in climate policies to ensure effective solutions ; Therefore, it is critical that both types of behavior are recognized, whether they contribute to environmental harm or help in mitigating climate change. </text:p>
          </table:table-cell>
          <table:table-cell table:number-columns-repeated="16381"/>
        </table:table-row>
        <table:table-row table:style-name="ro1" table:number-rows-repeated="1048478">
          <table:table-cell table:number-columns-repeated="16384"/>
        </table:table-row>
        <table:table-row table:style-name="ro8" table:number-rows-repeated="24">
          <table:table-cell table:number-columns-repeated="16384"/>
        </table:table-row>
        <table:table-row table:style-name="ro8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30">00/00/0000</text:date>, <text:time style:data-style-name="N2" text:time-value="17:23:46.25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2T10:22:15.561000000</meta:creation-date>
    <dc:date>2025-01-30T19:39:44.954000000</dc:date>
    <meta:editing-duration>PT12H51M16S</meta:editing-duration>
    <meta:editing-cycles>324</meta:editing-cycles>
    <meta:generator>LibreOffice/24.8.4.2$Windows_X86_64 LibreOffice_project/bb3cfa12c7b1bf994ecc5649a80400d06cd71002</meta:generator>
    <meta:document-statistic meta:table-count="1" meta:cell-count="136" meta:object-count="0"/>
  </office:meta>
</office:document-meta>
</file>